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99cm" style:rel-column-width="18591*"/>
    </style:style>
    <style:style style:name="Table1.B" style:family="table-column">
      <style:table-column-properties style:column-width="12.599cm" style:rel-column-width="4694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302cm" style:rel-column-width="19755*"/>
    </style:style>
    <style:style style:name="Table3.B" style:family="table-column">
      <style:table-column-properties style:column-width="12.287cm" style:rel-column-width="4578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01f" officeooo:paragraph-rsid="0005801f"/>
    </style:style>
    <style:style style:name="P2" style:family="paragraph" style:parent-style-name="Standard">
      <style:text-properties fo:font-size="12pt" officeooo:rsid="0005801f" officeooo:paragraph-rsid="0005801f" style:font-size-asian="12pt" style:font-size-complex="12pt"/>
    </style:style>
    <style:style style:name="P3" style:family="paragraph" style:parent-style-name="Table_20_Contents">
      <style:text-properties officeooo:rsid="0005801f" officeooo:paragraph-rsid="0005801f"/>
    </style:style>
    <style:style style:name="P4" style:family="paragraph" style:parent-style-name="Standard">
      <style:text-properties officeooo:rsid="0005801f" officeooo:paragraph-rsid="00079dc8"/>
    </style:style>
    <style:style style:name="P5" style:family="paragraph" style:parent-style-name="Standard">
      <style:text-properties officeooo:rsid="0008580c" officeooo:paragraph-rsid="0008580c"/>
    </style:style>
    <style:style style:name="P6" style:family="paragraph" style:parent-style-name="Text_20_body">
      <style:text-properties officeooo:rsid="00079dc8" officeooo:paragraph-rsid="00079dc8"/>
    </style:style>
    <style:style style:name="P7" style:family="paragraph" style:parent-style-name="Text_20_body" style:list-style-name="L1">
      <style:text-properties officeooo:rsid="00079dc8" officeooo:paragraph-rsid="00079dc8"/>
    </style:style>
    <style:style style:name="P8" style:family="paragraph" style:parent-style-name="Text_20_body" style:list-style-name="L2">
      <style:text-properties officeooo:rsid="00079dc8" officeooo:paragraph-rsid="00079dc8"/>
    </style:style>
    <style:style style:name="P9" style:family="paragraph" style:parent-style-name="Text_20_body" style:list-style-name="L3">
      <style:text-properties officeooo:rsid="00079dc8" officeooo:paragraph-rsid="00079dc8"/>
    </style:style>
    <style:style style:name="P10" style:family="paragraph" style:parent-style-name="Text_20_body" style:list-style-name="L4">
      <style:text-properties officeooo:rsid="00079dc8" officeooo:paragraph-rsid="00079dc8"/>
    </style:style>
    <style:style style:name="P11" style:family="paragraph" style:parent-style-name="Text_20_body" style:list-style-name="L5">
      <style:text-properties officeooo:rsid="00079dc8" officeooo:paragraph-rsid="00079dc8"/>
    </style:style>
    <style:style style:name="P12" style:family="paragraph" style:parent-style-name="Text_20_body" style:list-style-name="L6">
      <style:text-properties officeooo:rsid="00079dc8" officeooo:paragraph-rsid="00079dc8"/>
    </style:style>
    <style:style style:name="P13" style:family="paragraph" style:parent-style-name="Text_20_body" style:list-style-name="L7">
      <style:text-properties officeooo:rsid="00079dc8" officeooo:paragraph-rsid="00079dc8"/>
    </style:style>
    <style:style style:name="P14" style:family="paragraph" style:parent-style-name="Text_20_body" style:list-style-name="L8">
      <style:text-properties officeooo:rsid="00079dc8" officeooo:paragraph-rsid="00079dc8"/>
    </style:style>
    <style:style style:name="P15" style:family="paragraph" style:parent-style-name="Heading_20_1">
      <style:text-properties officeooo:paragraph-rsid="00079dc8"/>
    </style:style>
    <style:style style:name="P16" style:family="paragraph" style:parent-style-name="Heading_20_1">
      <style:text-properties officeooo:rsid="00079dc8" officeooo:paragraph-rsid="00079dc8"/>
    </style:style>
    <style:style style:name="T1" style:family="text">
      <style:text-properties officeooo:rsid="000858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ersonal information</text:h>
      <text:p text:style-name="P1">Name: Maksim Khortov</text:p>
      <text:p text:style-name="P1">Address: USA, Brooklyn, NY</text:p>
      <text:p text:style-name="P1">Phone: +1(718)710-7892</text:p>
      <text:p text:style-name="P1">Email: xoptov@gmail.com</text:p>
      <text:p text:style-name="P1">Telegram: @xoptov</text:p>
      <text:p text:style-name="P1">Skype: xoptov</text:p>
      <text:h text:style-name="P15" text:outline-level="1">Experience</text:h>
      <text:h text:style-name="Heading_20_3" text:outline-level="3">Co-Founder, Fullstack Developer</text:h>
      <text:p text:style-name="P6">01.08.2016 - 13.04.2018(1 year 8 months)</text:p>
      <text:p text:style-name="P6">Linbo LLC (Advanced online message board)</text:p>
      <text:p text:style-name="P6">My duties included:</text:p>
      <text:list xml:id="list1064760015290439397" text:style-name="L1">
        <text:list-item>
          <text:p text:style-name="P7">Thinking Business Ideas;</text:p>
        </text:list-item>
        <text:list-item>
          <text:p text:style-name="P7">Designing an Application;</text:p>
        </text:list-item>
        <text:list-item>
          <text:p text:style-name="P7">Description of the requirements for the stack of technologies;</text:p>
        </text:list-item>
        <text:list-item>
          <text:p text:style-name="P7">Selecting the right technology stack;</text:p>
        </text:list-item>
        <text:list-item>
          <text:p text:style-name="P7">Selection of third-party services for integration;</text:p>
        </text:list-item>
        <text:list-item>
          <text:p text:style-name="P7">Interaction with UI designer;</text:p>
        </text:list-item>
        <text:list-item>
          <text:p text:style-name="P7">Web page layout for the Web;</text:p>
        </text:list-item>
        <text:list-item>
          <text:p text:style-name="P7">Page Layout for mobile application version;</text:p>
        </text:list-item>
        <text:list-item>
          <text:p text:style-name="P7">Drawing up of the technical project on the basis of the description of business idea;</text:p>
        </text:list-item>
        <text:list-item>
          <text:p text:style-name="P7">Drawing up a list of tasks to develop an application;</text:p>
        </text:list-item>
        <text:list-item>
          <text:p text:style-name="P7">Prioritization of tasks and breakdown by cycle;</text:p>
        </text:list-item>
        <text:list-item>
          <text:p text:style-name="P7">Writing code on previously assigned tasks;</text:p>
        </text:list-item>
        <text:list-item>
          <text:p text:style-name="P7">Integration of the application with third-party services through the API;</text:p>
        </text:list-item>
        <text:list-item>
          <text:p text:style-name="P7">Integration of the application with payment services;</text:p>
        </text:list-item>
        <text:list-item>
          <text:p text:style-name="P7">Managing the rest of the developers;</text:p>
        </text:list-item>
        <text:list-item>
          <text:p text:style-name="P7">Quality control of the code;</text:p>
        </text:list-item>
        <text:list-item>
          <text:p text:style-name="P7">Testing the code through manual and automatic testing;</text:p>
        </text:list-item>
        <text:list-item>
          <text:p text:style-name="P7"><text:soft-page-break/>Optimizing application pages for W3C requirements;</text:p>
        </text:list-item>
        <text:list-item>
          <text:p text:style-name="P7">Configuring a dedicated Linux server to host the application;</text:p>
        </text:list-item>
        <text:list-item>
          <text:p text:style-name="P7">Monitoring the operation of the dedicated server and troubleshooting;</text:p>
        </text:list-item>
        <text:list-item>
          <text:p text:style-name="P7">Configuring the application deployment system on the server;</text:p>
        </text:list-item>
        <text:list-item>
          <text:p text:style-name="P7">Conducting weekly releases;</text:p>
        </text:list-item>
        <text:list-item>
          <text:p text:style-name="P7">Correcting application errors and debugging;</text:p>
        </text:list-item>
      </text:list>
      <text:h text:style-name="Heading_20_3" text:outline-level="3">Fullstack Developer</text:h>
      <text:p text:style-name="P6">10.07.2015 - 01.08.2016(1 year)</text:p>
      <text:p text:style-name="P6">Fin-Service LLC (Software development for the financial sector)</text:p>
      <text:p text:style-name="P6">My duties included: <text:s/></text:p>
      <text:list xml:id="list1426757662667043359" text:style-name="L2">
        <text:list-item>
          <text:p text:style-name="P8">Automation of business processes of microfinance organizations;</text:p>
        </text:list-item>
        <text:list-item>
          <text:p text:style-name="P8">Creating and editing code for projects;</text:p>
        </text:list-item>
        <text:list-item>
          <text:p text:style-name="P8">Code Coverage;</text:p>
        </text:list-item>
        <text:list-item>
          <text:p text:style-name="P8">Creating applications for the web;</text:p>
        </text:list-item>
        <text:list-item>
          <text:p text:style-name="P8">Integration of applications with banks;</text:p>
        </text:list-item>
        <text:list-item>
          <text:p text:style-name="P8">Creating an application for processing loan applications;</text:p>
        </text:list-item>
        <text:list-item>
          <text:p text:style-name="P8">Creating applications for scoring borrowers;</text:p>
        </text:list-item>
      </text:list>
      <text:h text:style-name="Heading_20_3" text:outline-level="3">Fullstack Developer, Team lead</text:h>
      <text:p text:style-name="P6">12.06.2013 - 12.05.2015(1 year 11 months)</text:p>
      <text:p text:style-name="P6">Clever-Web LLC (Outsourcing software development company)</text:p>
      <text:p text:style-name="P6">My duties included:</text:p>
      <text:list xml:id="list6092113102031502390" text:style-name="L3">
        <text:list-item>
          <text:p text:style-name="P9">Interaction with the customer at the stage of the project idea;</text:p>
        </text:list-item>
        <text:list-item>
          <text:p text:style-name="P9">Drawing up a work plan for the development of the project;</text:p>
        </text:list-item>
        <text:list-item>
          <text:p text:style-name="P9">Determination of the main objectives of project development;</text:p>
        </text:list-item>
        <text:list-item>
          <text:p text:style-name="P9">Determining the secondary goals of project development;</text:p>
        </text:list-item>
        <text:list-item>
          <text:p text:style-name="P9">Interaction with the customer at the stage of drafting the technical assignment;</text:p>
        </text:list-item>
        <text:list-item>
          <text:p text:style-name="P9">Creating a task list for creating a project and splitting it into iteration;</text:p>
        </text:list-item>
        <text:list-item>
          <text:p text:style-name="P9"><text:soft-page-break/>Estimate the necessary resources and calculate the cost of creating a project;</text:p>
        </text:list-item>
        <text:list-item>
          <text:p text:style-name="P9">Interaction with the customer at the stage of creating prototypes of the interface;</text:p>
        </text:list-item>
        <text:list-item>
          <text:p text:style-name="P9">Creating UML schemas for describing the business logic of an application;</text:p>
        </text:list-item>
        <text:list-item>
          <text:p text:style-name="P9">Create a description of the data schema for the application;</text:p>
        </text:list-item>
        <text:list-item>
          <text:p text:style-name="P9">Creating and editing code;</text:p>
        </text:list-item>
        <text:list-item>
          <text:p text:style-name="P9">Developer management and code quality control;</text:p>
        </text:list-item>
        <text:list-item>
          <text:p text:style-name="P9">Testing the code;</text:p>
        </text:list-item>
        <text:list-item>
          <text:p text:style-name="P9">Debugging and fixing errors in applications;</text:p>
        </text:list-item>
        <text:list-item>
          <text:p text:style-name="P9">Setting up dedicated servers for AWS, Hetzner for placing customer projects;</text:p>
        </text:list-item>
        <text:list-item>
          <text:p text:style-name="P9">Configuring CI on Jenkins for customer projects;</text:p>
        </text:list-item>
        <text:list-item>
          <text:p text:style-name="P9">Interaction with the customer at the stage of project release.</text:p>
        </text:list-item>
      </text:list>
      <text:h text:style-name="Heading_20_3" text:outline-level="3">Fullstack Developer</text:h>
      <text:p text:style-name="P6">24.04.2012 - 12.06.2013(1 year 2 months)</text:p>
      <text:p text:style-name="P6">Youg-Avto LLC (Sale and service of cars)</text:p>
      <text:p text:style-name="P6">My duties included:</text:p>
      <text:list xml:id="list6375784487984426263" text:style-name="L4">
        <text:list-item>
          <text:p text:style-name="P10">Support and update of company sites;</text:p>
        </text:list-item>
        <text:list-item>
          <text:p text:style-name="P10">Creation and launch of new company sites;</text:p>
        </text:list-item>
        <text:list-item>
          <text:p text:style-name="P10">Integration of company sites with systems of accounting for parts and consumables;</text:p>
        </text:list-item>
        <text:list-item>
          <text:p text:style-name="P10">Setting up private servers to host sites running Linux and FreeBSD;</text:p>
        </text:list-item>
      </text:list>
      <text:h text:style-name="Heading_20_3" text:outline-level="3">System Engineer</text:h>
      <text:p text:style-name="P6">01.12.2009 - 04.03.2011(1 year 2 months)</text:p>
      <text:p text:style-name="P6">Arsenal LLC (Security company)</text:p>
      <text:p text:style-name="P6">My duties included:</text:p>
      <text:list xml:id="list1724323061591781209" text:style-name="L5">
        <text:list-item>
          <text:p text:style-name="P11">Installation and maintenance of video surveillance systems;</text:p>
        </text:list-item>
        <text:list-item>
          <text:p text:style-name="P11">Installation of communication for video surveillance systems;</text:p>
        </text:list-item>
        <text:list-item>
          <text:p text:style-name="P11">Configuring DVRs and PTZs;</text:p>
        </text:list-item>
        <text:list-item>
          <text:p text:style-name="P11">Selection of optics and components for video surveillance systems;</text:p>
        </text:list-item>
        <text:list-item>
          <text:p text:style-name="P11"><text:soft-page-break/>Connecting receivers to the Internet for access from outside;</text:p>
        </text:list-item>
        <text:list-item>
          <text:p text:style-name="P11">Network equipment configuration;</text:p>
        </text:list-item>
      </text:list>
      <text:h text:style-name="Heading_20_3" text:outline-level="3">Founder, Fullstack Developer</text:h>
      <text:p text:style-name="P6">10.01.2008 - 01.12.2009(1 year 11 months)</text:p>
      <text:p text:style-name="P6">Japan Car And Part Service (Service orders for cars from Japanese auctions and spare parts)</text:p>
      <text:p text:style-name="P6">My duties included:</text:p>
      <text:list xml:id="list547202853681170677" text:style-name="L6">
        <text:list-item>
          <text:p text:style-name="P12">Business Process Development;</text:p>
        </text:list-item>
        <text:list-item>
          <text:p text:style-name="P12">Search for brokers at auctions;</text:p>
        </text:list-item>
        <text:list-item>
          <text:p text:style-name="P12">Search for customs brokers;</text:p>
        </text:list-item>
        <text:list-item>
          <text:p text:style-name="P12">Calculation of the final cost of cars and parts, including shipping;</text:p>
        </text:list-item>
        <text:list-item>
          <text:p text:style-name="P12">Developing a web application for clients;</text:p>
        </text:list-item>
        <text:list-item>
          <text:p text:style-name="P12">Development of an application management module;</text:p>
        </text:list-item>
        <text:list-item>
          <text:p text:style-name="P12">Integration with the data flow services on the upcoming auctions at auctions;</text:p>
        </text:list-item>
        <text:list-item>
          <text:p text:style-name="P12">Search and support of clients of service;</text:p>
        </text:list-item>
        <text:list-item>
          <text:p text:style-name="P12">Control of purchase, customs clearance and delivery.</text:p>
        </text:list-item>
      </text:list>
      <text:h text:style-name="Heading_20_3" text:outline-level="3">System Engineer</text:h>
      <text:p text:style-name="P6">14.03.2005 - 28.12.2007(2 years 7 months)</text:p>
      <text:p text:style-name="P6">Ussurisky Balsam OJSC (Largest alcohol beverage producer in the Far East of Russia)</text:p>
      <text:p text:style-name="P6">My duties included:</text:p>
      <text:list xml:id="list7255570420200026731" text:style-name="L7">
        <text:list-item>
          <text:p text:style-name="P13">Serving an electronic computer network consisting of 240 computers and 5 servers;</text:p>
        </text:list-item>
        <text:list-item>
          <text:p text:style-name="P13">Troubleshoot problems with Windows computers;</text:p>
        </text:list-item>
        <text:list-item>
          <text:p text:style-name="P13">Troubleshoot software problems on computers;</text:p>
        </text:list-item>
        <text:list-item>
          <text:p text:style-name="P13">Maintenance of servers running OS Windows, Linux, FreeBSD;</text:p>
        </text:list-item>
        <text:list-item>
          <text:p text:style-name="P13">Maintenance and troubleshooting of network equipment;</text:p>
        </text:list-item>
        <text:list-item>
          <text:p text:style-name="P13">Replacing Hardware on Database Servers;</text:p>
        </text:list-item>
        <text:list-item>
          <text:p text:style-name="P13">Compilation of components and assembly of new servers, computers;</text:p>
        </text:list-item>
        <text:list-item>
          <text:p text:style-name="P13">Configuring and monitoring network equipment: switches, routers, modems;</text:p>
        </text:list-item>
        <text:list-item>
          <text:p text:style-name="P13"><text:soft-page-break/>Maintenance and troubleshooting of office equipment;</text:p>
        </text:list-item>
        <text:list-item>
          <text:p text:style-name="P13">Diagnostics of malfunctions in an electronic computer network;</text:p>
        </text:list-item>
        <text:list-item>
          <text:p text:style-name="P13">Configuring and Monitoring Network Services: Active Directory, DHCP, WINS, DNS;</text:p>
        </text:list-item>
        <text:list-item>
          <text:p text:style-name="P13">Monitoring the security of the electronic network and the Internet gateway;</text:p>
        </text:list-item>
        <text:list-item>
          <text:p text:style-name="P13">Configuring and Monitoring the Firewall;</text:p>
        </text:list-item>
        <text:list-item>
          <text:p text:style-name="P13">Setting up virtual private networks on top of the Internet connection for the purpose of uniting subnets of branches;</text:p>
        </text:list-item>
        <text:list-item>
          <text:p text:style-name="P13">Maintenance of important data backup systems;</text:p>
        </text:list-item>
        <text:list-item>
          <text:p text:style-name="P13">Servicing communications between servers and instrumentation in production;</text:p>
        </text:list-item>
        <text:list-item>
          <text:p text:style-name="P13">Services of printers for the stamp of excise marks.</text:p>
        </text:list-item>
      </text:list>
      <text:h text:style-name="Heading_20_3" text:outline-level="3">System Engineer</text:h>
      <text:p text:style-name="P6">21.09.2004 - 14.03.2005(6 months)</text:p>
      <text:p text:style-name="P6">Artel LLC (Manufacture and sale of building materials)</text:p>
      <text:p text:style-name="P6">My duties included:</text:p>
      <text:list xml:id="list6899398801102119317" text:style-name="L8">
        <text:list-item>
          <text:p text:style-name="P14">Servicing of electronic network;</text:p>
        </text:list-item>
        <text:list-item>
          <text:p text:style-name="P14">Service and repair of computers running OS Windows;</text:p>
        </text:list-item>
        <text:list-item>
          <text:p text:style-name="P14">Network equipment configuration: servers, switches, routers, modems;</text:p>
        </text:list-item>
        <text:list-item>
          <text:p text:style-name="P14">Configuring and monitoring the operation of the firewall;</text:p>
        </text:list-item>
        <text:list-item>
          <text:p text:style-name="P14">Troubleshooting with office equipment, repair of printers, scanners, refilling of cartridges;</text:p>
        </text:list-item>
        <text:list-item>
          <text:p text:style-name="P14">Troubleshoot Internet problems;</text:p>
        </text:list-item>
        <text:list-item>
          <text:p text:style-name="P14">Build new computers and replace old technology.</text:p>
        </text:list-item>
      </text:list>
      <text:h text:style-name="Heading_20_1" text:outline-level="1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eriod</text:p>
          </table:table-cell>
          <table:table-cell table:style-name="Table1.B1" office:value-type="string">
            <text:p text:style-name="P2">Responsibilities</text:p>
          </table:table-cell>
        </table:table-row>
        <table:table-row>
          <table:table-cell table:style-name="Table1.A2" office:value-type="string">
            <text:p text:style-name="P2">Feb 2014 - May 2014</text:p>
          </table:table-cell>
          <table:table-cell table:style-name="Table1.B2" office:value-type="string">
            <text:p text:style-name="P2">Java 24-hours traning by Yakov Fine</text:p>
          </table:table-cell>
        </table:table-row>
        <table:table-row>
          <table:table-cell table:style-name="Table1.A2" office:value-type="string">
            <text:p text:style-name="P2">Jun 2013 - Nov 2013</text:p>
          </table:table-cell>
          <table:table-cell table:style-name="Table1.B2" office:value-type="string">
            <text:p text:style-name="P2">Synfony2 courses Middle Developer</text:p>
          </table:table-cell>
        </table:table-row>
        <table:table-row>
          <table:table-cell table:style-name="Table1.A2" office:value-type="string">
            <text:p text:style-name="P2">Sep 2010 - Nov 2010</text:p>
          </table:table-cell>
          <table:table-cell table:style-name="Table1.B2" office:value-type="string">
            <text:p text:style-name="P2">Networks and Linux courses</text:p>
          </table:table-cell>
        </table:table-row>
        <table:table-row>
          <table:table-cell table:style-name="Table1.A2" office:value-type="string">
            <text:p text:style-name="P2">Sep 2006 - Jul 2009</text:p>
          </table:table-cell>
          <table:table-cell table:style-name="Table1.B2" office:value-type="string">
            <text:p text:style-name="P2">Far Eastern Federal University, Computer Science</text:p>
          </table:table-cell>
        </table:table-row>
        <table:table-row>
          <table:table-cell table:style-name="Table1.A2" office:value-type="string">
            <text:p text:style-name="P2">Sep 2003 - Jul 2008</text:p>
          </table:table-cell>
          <table:table-cell table:style-name="Table1.B2" office:value-type="string">
            <text:p text:style-name="P2">Far Eastern Federal University, Physics and Computer Science</text:p>
          </table:table-cell>
        </table:table-row>
      </table:table>
      <text:h text:style-name="P15" text:outline-level="1"><text:soft-page-break/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Programming languages</text:p>
          </table:table-cell>
          <table:table-cell table:style-name="Table3.B1" office:value-type="string">
            <text:p text:style-name="P1">Java, JavaScript, TypeScript, CoffeeScript, Shell Script, <text:span text:style-name="T1">C/C++</text:span></text:p>
          </table:table-cell>
        </table:table-row>
        <table:table-row>
          <table:table-cell table:style-name="Table3.A2" office:value-type="string">
            <text:p text:style-name="P1">Query languages</text:p>
          </table:table-cell>
          <table:table-cell table:style-name="Table3.B2" office:value-type="string">
            <text:p text:style-name="P3">SQL</text:p>
          </table:table-cell>
        </table:table-row>
        <table:table-row>
          <table:table-cell table:style-name="Table3.A2" office:value-type="string">
            <text:p text:style-name="P1">Layout languages</text:p>
          </table:table-cell>
          <table:table-cell table:style-name="Table3.B2" office:value-type="string">
            <text:p text:style-name="P1">HTML 5, CSS, SASS, SCSS, Less</text:p>
          </table:table-cell>
        </table:table-row>
        <table:table-row>
          <table:table-cell table:style-name="Table3.A2" office:value-type="string">
            <text:p text:style-name="P1">Methodologies</text:p>
          </table:table-cell>
          <table:table-cell table:style-name="Table3.B2" office:value-type="string">
            <text:p text:style-name="P1">OOA, OOD, OOP, Design patterns, TDD</text:p>
          </table:table-cell>
        </table:table-row>
        <table:table-row>
          <table:table-cell table:style-name="Table3.A2" office:value-type="string">
            <text:p text:style-name="P1">Standards</text:p>
          </table:table-cell>
          <table:table-cell table:style-name="Table3.B2" office:value-type="string">
            <text:p text:style-name="P1">RESTful, SOAP</text:p>
          </table:table-cell>
        </table:table-row>
        <table:table-row>
          <table:table-cell table:style-name="Table3.A2" office:value-type="string">
            <text:p text:style-name="P1">Understanding protocols</text:p>
          </table:table-cell>
          <table:table-cell table:style-name="Table3.B2" office:value-type="string">
            <text:p text:style-name="P1">IP, TCP, UDP, HTTP, HTTPS, WebSocket, FTP, SMTP, XMPP</text:p>
          </table:table-cell>
        </table:table-row>
        <table:table-row>
          <table:table-cell table:style-name="Table3.A2" office:value-type="string">
            <text:p text:style-name="P1">Backend frameworks</text:p>
          </table:table-cell>
          <table:table-cell table:style-name="Table3.B2" office:value-type="string">
            <text:p text:style-name="P5">J2EE, Spring</text:p>
          </table:table-cell>
        </table:table-row>
        <table:table-row>
          <table:table-cell table:style-name="Table3.A2" office:value-type="string">
            <text:p text:style-name="P1">Frontend frameworks</text:p>
          </table:table-cell>
          <table:table-cell table:style-name="Table3.B2" office:value-type="string">
            <text:p text:style-name="P1">Angular, BackboneJS, MarionetteJS, jQuery, Bootstrap</text:p>
          </table:table-cell>
        </table:table-row>
        <table:table-row>
          <table:table-cell table:style-name="Table3.A2" office:value-type="string">
            <text:p text:style-name="P1">Databases</text:p>
          </table:table-cell>
          <table:table-cell table:style-name="Table3.B2" office:value-type="string">
            <text:p text:style-name="P1">MySQL, PostgreSQL, MongoDB, SQLite, Derby, Microsoft Access</text:p>
          </table:table-cell>
        </table:table-row>
        <table:table-row>
          <table:table-cell table:style-name="Table3.A2" office:value-type="string">
            <text:p text:style-name="P1">DB frameworks</text:p>
          </table:table-cell>
          <table:table-cell table:style-name="Table3.B2" office:value-type="string">
            <text:p text:style-name="P1">JPA, Hibernate</text:p>
          </table:table-cell>
        </table:table-row>
        <table:table-row>
          <table:table-cell table:style-name="Table3.A2" office:value-type="string">
            <text:p text:style-name="P1">Storage services</text:p>
          </table:table-cell>
          <table:table-cell table:style-name="Table3.B2" office:value-type="string">
            <text:p text:style-name="P1">Redis, Memcache</text:p>
          </table:table-cell>
        </table:table-row>
        <table:table-row>
          <table:table-cell table:style-name="Table3.A2" office:value-type="string">
            <text:p text:style-name="P1">Messaging services</text:p>
          </table:table-cell>
          <table:table-cell table:style-name="Table3.B2" office:value-type="string">
            <text:p text:style-name="P1">OpenMQ, ActiveMQ, RabbitMQ</text:p>
          </table:table-cell>
        </table:table-row>
        <table:table-row>
          <table:table-cell table:style-name="Table3.A2" office:value-type="string">
            <text:p text:style-name="P1">WebSocket services</text:p>
          </table:table-cell>
          <table:table-cell table:style-name="Table3.B2" office:value-type="string">
            <text:p text:style-name="P1">SocketIO</text:p>
          </table:table-cell>
        </table:table-row>
        <table:table-row>
          <table:table-cell table:style-name="Table3.A2" office:value-type="string">
            <text:p text:style-name="P1">Caching services</text:p>
          </table:table-cell>
          <table:table-cell table:style-name="Table3.B2" office:value-type="string">
            <text:p text:style-name="P1">JCS, Varnish</text:p>
          </table:table-cell>
        </table:table-row>
        <table:table-row>
          <table:table-cell table:style-name="Table3.A2" office:value-type="string">
            <text:p text:style-name="P1">Build tools</text:p>
          </table:table-cell>
          <table:table-cell table:style-name="Table3.B2" office:value-type="string">
            <text:p text:style-name="P1">Maven, Gradle</text:p>
          </table:table-cell>
        </table:table-row>
        <table:table-row>
          <table:table-cell table:style-name="Table3.A2" office:value-type="string">
            <text:p text:style-name="P1">Continuous Integration</text:p>
          </table:table-cell>
          <table:table-cell table:style-name="Table3.B2" office:value-type="string">
            <text:p text:style-name="P1">Jenkins</text:p>
          </table:table-cell>
        </table:table-row>
        <table:table-row>
          <table:table-cell table:style-name="Table3.A2" office:value-type="string">
            <text:p text:style-name="P1">Fulltext search services</text:p>
          </table:table-cell>
          <table:table-cell table:style-name="Table3.B2" office:value-type="string">
            <text:p text:style-name="P1">Elasticsearch, Sphinx</text:p>
          </table:table-cell>
        </table:table-row>
        <table:table-row>
          <table:table-cell table:style-name="Table3.A2" office:value-type="string">
            <text:p text:style-name="P1">Multiprocessing services</text:p>
          </table:table-cell>
          <table:table-cell table:style-name="Table3.B2" office:value-type="string">
            <text:p text:style-name="P1">Gearman</text:p>
          </table:table-cell>
        </table:table-row>
        <table:table-row>
          <table:table-cell table:style-name="Table3.A2" office:value-type="string">
            <text:p text:style-name="P1">Testing tools</text:p>
          </table:table-cell>
          <table:table-cell table:style-name="Table3.B2" office:value-type="string">
            <text:p text:style-name="P1">Junit</text:p>
          </table:table-cell>
        </table:table-row>
        <table:table-row>
          <table:table-cell table:style-name="Table3.A2" office:value-type="string">
            <text:p text:style-name="P1">Application services</text:p>
          </table:table-cell>
          <table:table-cell table:style-name="Table3.B2" office:value-type="string">
            <text:p text:style-name="P1">GlassFish</text:p>
          </table:table-cell>
        </table:table-row>
        <table:table-row>
          <table:table-cell table:style-name="Table3.A2" office:value-type="string">
            <text:p text:style-name="P1">Servlet services</text:p>
          </table:table-cell>
          <table:table-cell table:style-name="Table3.B2" office:value-type="string">
            <text:p text:style-name="P1">Tomcat</text:p>
          </table:table-cell>
        </table:table-row>
        <table:table-row>
          <table:table-cell table:style-name="Table3.A2" office:value-type="string">
            <text:p text:style-name="P1">Version control</text:p>
          </table:table-cell>
          <table:table-cell table:style-name="Table3.B2" office:value-type="string">
            <text:p text:style-name="P1">Git, SVN</text:p>
          </table:table-cell>
        </table:table-row>
        <table:table-row>
          <table:table-cell table:style-name="Table3.A2" office:value-type="string">
            <text:p text:style-name="P1">Virtualization</text:p>
          </table:table-cell>
          <table:table-cell table:style-name="Table3.B2" office:value-type="string">
            <text:p text:style-name="P1">VirtualBox, Vagrant, Docker</text:p>
          </table:table-cell>
        </table:table-row>
        <table:table-row>
          <table:table-cell table:style-name="Table3.A2" office:value-type="string">
            <text:p text:style-name="P1">Operation systems</text:p>
          </table:table-cell>
          <table:table-cell table:style-name="Table3.B2" office:value-type="string">
            <text:p text:style-name="P1">FreeBSD, Debian, Ubuntu, Mac OSX, Windows</text:p>
          </table:table-cell>
        </table:table-row>
        <table:table-row>
          <table:table-cell table:style-name="Table3.A2" office:value-type="string">
            <text:p text:style-name="P1">AWS services</text:p>
          </table:table-cell>
          <table:table-cell table:style-name="Table3.B2" office:value-type="string">
            <text:p text:style-name="P1">EC2, S3, DynamoDB, RDS, Lambda</text:p>
          </table:table-cell>
        </table:table-row>
        <table:table-row>
          <table:table-cell table:style-name="Table3.A2" office:value-type="string">
            <text:p text:style-name="P1">Payment system integrations</text:p>
          </table:table-cell>
          <table:table-cell table:style-name="Table3.B2" office:value-type="string">
            <text:p text:style-name="P1">PayPal, WebMoney, Perfect Money, Qiwi, Stripe, Skrill</text:p>
          </table:table-cell>
        </table:table-row>
      </table:table>
      <text:h text:style-name="P16" text:outline-level="1">Additional information</text:h>
      <text:p text:style-name="P4">I want to craft great software alone or with teams whose members skills and talents fit together well. Ten years of building large and complex WEB applications plus a natural talent for programming turned me into the software developer I could not have imagined when I began programming years ago. My ability to build very large and complex web applications naturally implies that I welcome the challenges of realizing daring ideas. That is aside from the opportunity of learning something new ,which every new challenge brings. Needless to say that I also have a thorough grasp of the HTTP protocol and how to develop WEB services using SOAP or Restful. I do not only build my beauties in <text:soft-page-break/>record time but also build them by nothing less than the cleanest code. It is enough to say that the softwares I build just works. That is great for me, great for my clients and great for my past employ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1:23:59.566881000</meta:creation-date>
    <dc:date>2018-06-05T17:04:51.000875000</dc:date>
    <meta:editing-duration>PT3M47S</meta:editing-duration>
    <meta:editing-cycles>5</meta:editing-cycles>
    <meta:generator>LibreOffice/4.2.3.3$MacOSX_x86 LibreOffice_project/882f8a0a489bc99a9e60c7905a60226254cb6ff0</meta:generator>
    <meta:document-statistic meta:table-count="2" meta:image-count="0" meta:object-count="0" meta:page-count="7" meta:paragraph-count="198" meta:word-count="1289" meta:character-count="8397" meta:non-whitespace-character-count="7394"/>
  </office:meta>
</office:document-meta>
</file>